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a28" officeooo:paragraph-rsid="000cfa28"/>
    </style:style>
    <style:style style:name="P2" style:family="paragraph" style:parent-style-name="Standard">
      <style:text-properties officeooo:rsid="000cfa28" officeooo:paragraph-rsid="000edd9b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0cfa2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0edd9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0edd9b" fo:background-color="#ffff00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officeooo:paragraph-rsid="000edd9b"/>
    </style:style>
    <style:style style:name="P7" style:family="paragraph" style:parent-style-name="Standard" style:list-style-name="L1">
      <style:text-properties officeooo:rsid="000cfa28" officeooo:paragraph-rsid="000cfa28"/>
    </style:style>
    <style:style style:name="P8" style:family="paragraph" style:parent-style-name="Standard" style:list-style-name="L1">
      <style:text-properties officeooo:rsid="000cfa28" officeooo:paragraph-rsid="000edd9b"/>
    </style:style>
    <style:style style:name="P9" style:family="paragraph" style:parent-style-name="Standard" style:list-style-name="L1">
      <style:text-properties officeooo:rsid="000edd9b" officeooo:paragraph-rsid="000edd9b"/>
    </style:style>
    <style:style style:name="P10" style:family="paragraph" style:parent-style-name="Standard" style:list-style-name="L1">
      <style:text-properties officeooo:rsid="00104cbd" officeooo:paragraph-rsid="00104cbd"/>
    </style:style>
    <style:style style:name="P11" style:family="paragraph" style:parent-style-name="Standard" style:list-style-name="L1">
      <style:text-properties style:text-underline-style="none" officeooo:rsid="00104cbd" officeooo:paragraph-rsid="00104cbd"/>
    </style:style>
    <style:style style:name="P12" style:family="paragraph" style:parent-style-name="Standard" style:list-style-name="L1">
      <style:text-properties style:text-underline-style="none" officeooo:rsid="001068db" officeooo:paragraph-rsid="001068db"/>
    </style:style>
    <style:style style:name="P13" style:family="paragraph" style:parent-style-name="Standard" style:list-style-name="L1">
      <style:text-properties officeooo:rsid="001068db" officeooo:paragraph-rsid="001068db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0edd9b" style:font-size-asian="18pt" style:font-weight-asian="bold" style:font-size-complex="18pt" style:font-weight-complex="bold"/>
    </style:style>
    <style:style style:name="T1" style:family="text">
      <style:text-properties officeooo:rsid="000cfa2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fa28" style:font-weight-asian="bold" style:font-weight-complex="bold"/>
    </style:style>
    <style:style style:name="T5" style:family="text">
      <style:text-properties officeooo:rsid="000edd9b"/>
    </style:style>
    <style:style style:name="T6" style:family="text">
      <style:text-properties officeooo:rsid="00104cbd"/>
    </style:style>
    <style:style style:name="T7" style:family="text">
      <style:text-properties officeooo:rsid="001068db"/>
    </style:style>
    <style:style style:name="T8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ódulo 1</text:p>
      <text:p text:style-name="P1"/>
      <text:list xml:id="list2511288755" text:style-name="L1">
        <text:list-item>
          <text:p text:style-name="P7"><text:span text:style-name="T3">Nombre</text:span>: <text:span text:style-name="T7">Provisiones</text:span></text:p>
          <text:p text:style-name="P7"/>
        </text:list-item>
        <text:list-item>
          <text:p text:style-name="P7"><text:span text:style-name="T3">Descripción breve</text:span>: <text:span text:style-name="T5">Envía provisiones (comida, bebida, etc.) a los clientes que lo soliciten.</text:span></text:p>
          <text:p text:style-name="P7"/>
        </text:list-item>
        <text:list-item>
          <text:p text:style-name="P6"><text:span text:style-name="T4">Descripción detallada</text:span><text:span text:style-name="T1">: </text:span></text:p>
          <text:list>
            <text:list-item>
              <text:p text:style-name="P9">Dada la ruta del solicitante, calcula cuándo y dónde entregar los suministros (p.e., en el siguiente punto de control, en el siguiente albergue, etc.).</text:p>
            </text:list-item>
            <text:list-item>
              <text:p text:style-name="P9">Retira del stock los productos a entregar (agua, sándwiches, etc.).</text:p>
            </text:list-item>
            <text:list-item>
              <text:p text:style-name="P9">Añade a la factura del cliente el cobro del servicio y los productos solicitados.</text:p>
            </text:list-item>
          </text:list>
          <text:p text:style-name="P7"/>
        </text:list-item>
      </text:list>
      <text:p text:style-name="P1">------------------------------------------------------------------------------------------------------------------------</text:p>
      <text:p text:style-name="P4">Módulo <text:span text:style-name="T5">2</text:span></text:p>
      <text:p text:style-name="P2"/>
      <text:list xml:id="list175615363052498" text:continue-numbering="true" text:style-name="L1">
        <text:list-item>
          <text:p text:style-name="P8"><text:span text:style-name="T3">Nombre</text:span>: <text:span text:style-name="T7">Equipajes</text:span></text:p>
          <text:p text:style-name="P8"/>
        </text:list-item>
        <text:list-item>
          <text:p text:style-name="P8"><text:span text:style-name="T3">Descripción breve</text:span>: <text:span text:style-name="T5">Envía el equipaje del cliente al siguiente hospedaje en su ruta.</text:span></text:p>
          <text:p text:style-name="P8"/>
        </text:list-item>
        <text:list-item>
          <text:p text:style-name="P6"><text:span text:style-name="T4">Descripción detallada</text:span><text:span text:style-name="T1">: </text:span></text:p>
          <text:list>
            <text:list-item>
              <text:p text:style-name="P9">Dada la ruta del cliente y sus hospedajes, calcula a cuál enviarlo y cuándo (puede variar dependiendo de la velocidad del cliente(?) ).</text:p>
            </text:list-item>
            <text:list-item>
              <text:p text:style-name="P9">Notifica al cliente de la hora de llegada aproximada del equipaje.</text:p>
            </text:list-item>
            <text:list-item>
              <text:p text:style-name="P9"><text:span text:style-name="T2">Nota</text:span>: es un servicio extra que se cobra a parte de la ruta.</text:p>
            </text:list-item>
          </text:list>
          <text:p text:style-name="P8"/>
        </text:list-item>
      </text:list>
      <text:p text:style-name="P2">---------------------------------------------------------------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8">Módulo</text:span> <text:span text:style-name="T5">3</text:span></text:p>
      <text:p text:style-name="P2"/>
      <text:list xml:id="list175616505922902" text:continue-numbering="true" text:style-name="L1">
        <text:list-item>
          <text:p text:style-name="P8"><text:span text:style-name="T3">Nombre</text:span>: <text:span text:style-name="T7">Nóminas</text:span></text:p>
          <text:p text:style-name="P8"/>
        </text:list-item>
        <text:list-item>
          <text:p text:style-name="P8"><text:span text:style-name="T3">Descripción breve</text:span>: <text:span text:style-name="T6">La clásica gestión de nóminas para el departamento de RRHH, pero más Odoo.</text:span></text:p>
          <text:p text:style-name="P8"/>
        </text:list-item>
        <text:list-item>
          <text:p text:style-name="P6"><text:span text:style-name="T4">Descripción detallada</text:span><text:span text:style-name="T1">: </text:span></text:p>
          <text:list>
            <text:list-item>
              <text:p text:style-name="P10">Dados un trabajador y sus datos, permite generar un borrador de nómina (importante para asignar una tributación de IRPF acorde a cada empleado).</text:p>
            </text:list-item>
            <text:list-item>
              <text:p text:style-name="P10">La nómina generada es genérica y debe revisarse por un gerente de RRHH empleando las herramientas del módulo (días trabajados, bajas, ausencias, pluses, etc.).</text:p>
            </text:list-item>
            <text:list-item>
              <text:p text:style-name="P11">El módulo recibe la cantidad de horas realizadas por el trabajador.</text:p>
            </text:list-item>
          </text:list>
          <text:p text:style-name="P8"/>
        </text:list-item>
      </text:list>
      <text:p text:style-name="P2">------------------------------------------------------------------------------------------------------------------------</text:p>
      <text:p text:style-name="P4"/>
      <text:p text:style-name="P4"/>
      <text:p text:style-name="P4"/>
      <text:p text:style-name="P5">Módulo <text:span text:style-name="T5">4</text:span></text:p>
      <text:p text:style-name="P2"/>
      <text:list xml:id="list175616919677507" text:continue-numbering="true" text:style-name="L1">
        <text:list-item>
          <text:p text:style-name="P8"><text:span text:style-name="T3">Nombre</text:span>: <text:span text:style-name="T7">Reservas</text:span></text:p>
          <text:p text:style-name="P8"/>
        </text:list-item>
        <text:list-item>
          <text:p text:style-name="P8"><text:span text:style-name="T3">Descripción breve</text:span>: <text:span text:style-name="T7">Dada la ruta de un cliente, gestiona la reserva de los hospedajes del cliente en dicha ruta.</text:span></text:p>
          <text:p text:style-name="P8"/>
        </text:list-item>
        <text:list-item>
          <text:p text:style-name="P6"><text:span text:style-name="T4">Descripción detallada</text:span><text:span text:style-name="T1">: </text:span></text:p>
          <text:list>
            <text:list-item>
              <text:p text:style-name="P13">Dados los datos del cliente, gestiona la reserva de los hospedajes, teniendo en cuenta el tipo de pack elegido y la disponibilidad de los hospedajes.</text:p>
            </text:list-item>
            <text:list-item>
              <text:p text:style-name="P13">Tiene en cuenta también aspectos como que se viaje con animales o con personas de movilidad reducida.</text:p>
            </text:list-item>
            <text:list-item>
              <text:p text:style-name="P12">Envía una notificación con las reservas realizadas al cliente antes de iniciar la ruta.</text:p>
            </text:list-item>
          </text:list>
          <text:p text:style-name="P8"/>
        </text:list-item>
      </text:list>
      <text:p text:style-name="P2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11T17:56:15.077000000</dc:date>
    <meta:editing-duration>PT20M17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4" meta:word-count="333" meta:character-count="2352" meta:non-whitespace-character-count="2083"/>
  </office:meta>
</office:document-meta>
</file>